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e6d" officeooo:paragraph-rsid="0015fe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In this task I am working with python3, django 2.2, html,css, <text:s/>bootstrap, jquery, ajax and mysql.</text:p>
      <text:p text:style-name="P1">So those requirements needed for this project. </text:p>
      <text:p text:style-name="P1">Check images for user manual, check db folder for required sql file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21:39:00.542750273</meta:creation-date>
    <dc:date>2021-02-13T21:44:40.680225520</dc:date>
    <meta:editing-duration>PT5M41S</meta:editing-duration>
    <meta:editing-cycles>1</meta:editing-cycles>
    <meta:document-statistic meta:table-count="0" meta:image-count="0" meta:object-count="0" meta:page-count="1" meta:paragraph-count="3" meta:word-count="35" meta:character-count="212" meta:non-whitespace-character-count="178"/>
    <meta:generator>LibreOffice/6.4.6.2$Linux_X86_64 LibreOffice_project/40$Build-2</meta:generator>
  </office:meta>
</office:document-meta>
</file>